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E000000D832D55ABF4CBA3923.png" manifest:media-type="image/png"/>
  <manifest:file-entry manifest:full-path="Pictures/10000001000000AE000000D809285072FD6B587C.png" manifest:media-type="image/png"/>
  <manifest:file-entry manifest:full-path="Pictures/10000001000000AE000000D85FF6AB229CC5D5E5.png" manifest:media-type="image/png"/>
  <manifest:file-entry manifest:full-path="Pictures/10000001000000AE000000D8E9DAA23CBAAB101B.png" manifest:media-type="image/png"/>
  <manifest:file-entry manifest:full-path="Pictures/10000001000000AE000000D8E38C194F53B594BC.png" manifest:media-type="image/png"/>
  <manifest:file-entry manifest:full-path="Pictures/10000001000000AE000000D86ACAF8443926E3E0.png" manifest:media-type="image/png"/>
  <manifest:file-entry manifest:full-path="Pictures/10000001000000AE000000D86A8671A9CFC35F9F.png" manifest:media-type="image/png"/>
  <manifest:file-entry manifest:full-path="Pictures/10000001000000AE000000D8DB1944297A8067B7.png" manifest:media-type="image/png"/>
  <manifest:file-entry manifest:full-path="Pictures/10000001000000AE000000D81C54FAF69F39DD8B.png" manifest:media-type="image/png"/>
  <manifest:file-entry manifest:full-path="Pictures/10000001000000AE000000D8A6EFA25A35A1C11D.png" manifest:media-type="image/png"/>
  <manifest:file-entry manifest:full-path="Pictures/10000001000000AE000000D805F3882D87783D6B.png" manifest:media-type="image/png"/>
  <manifest:file-entry manifest:full-path="Pictures/10000001000000AE000000D8CB80DA2A133B91A4.png" manifest:media-type="image/png"/>
  <manifest:file-entry manifest:full-path="Pictures/10000001000000AE000000D8173C1E377607454A.png" manifest:media-type="image/png"/>
  <manifest:file-entry manifest:full-path="Pictures/10000001000000AE000000D8A6A32BB7C3447D62.png" manifest:media-type="image/png"/>
  <manifest:file-entry manifest:full-path="Pictures/10000001000000AE000000D8C3CCE0AD9404274E.png" manifest:media-type="image/png"/>
  <manifest:file-entry manifest:full-path="Pictures/10000001000000AE000000D893D3F13C9042F718.png" manifest:media-type="image/png"/>
  <manifest:file-entry manifest:full-path="Pictures/10000001000000AE000000D80A4007D9658FCA28.png" manifest:media-type="image/png"/>
  <manifest:file-entry manifest:full-path="Pictures/10000001000000AE000000D89E7AFF3C1C943216.png" manifest:media-type="image/png"/>
  <manifest:file-entry manifest:full-path="Pictures/10000001000000AE000000D8CF1738F2EE174259.png" manifest:media-type="image/png"/>
  <manifest:file-entry manifest:full-path="Pictures/10000001000000AE000000D8177097DA80E2F935.png" manifest:media-type="image/png"/>
  <manifest:file-entry manifest:full-path="Pictures/10000001000000AE000000D8224CC4BC2501CF30.png" manifest:media-type="image/png"/>
  <manifest:file-entry manifest:full-path="Pictures/10000001000000AE000000D8DB55CDC48C65DBC8.png" manifest:media-type="image/png"/>
  <manifest:file-entry manifest:full-path="Pictures/10000001000000AE000000D89D1B8AABE392517B.png" manifest:media-type="image/png"/>
  <manifest:file-entry manifest:full-path="Pictures/10000001000000AE000000D8476F864B84A42963.png" manifest:media-type="image/png"/>
  <manifest:file-entry manifest:full-path="Pictures/10000001000000AE000000D8E5017A63C0B8750C.png" manifest:media-type="image/png"/>
  <manifest:file-entry manifest:full-path="Pictures/10000001000000AE000000D886AF5BB8F21072EF.png" manifest:media-type="image/png"/>
  <manifest:file-entry manifest:full-path="Pictures/10000001000000AE000000D83A996038CB858FC9.png" manifest:media-type="image/png"/>
  <manifest:file-entry manifest:full-path="Pictures/10000001000000AE000000D8FB59BDCBBD31D445.png" manifest:media-type="image/png"/>
  <manifest:file-entry manifest:full-path="Pictures/10000001000000AE000000D8233E12E3D3C46F29.png" manifest:media-type="image/png"/>
  <manifest:file-entry manifest:full-path="Pictures/10000001000000AE000000D8D071A0E893BEFF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c9cec" officeooo:paragraph-rsid="001c9cec"/>
    </style:style>
    <style:style style:name="P2" style:family="paragraph" style:parent-style-name="Table_20_Contents">
      <style:text-properties officeooo:rsid="001ca42e" officeooo:paragraph-rsid="001ca42e"/>
    </style:style>
    <style:style style:name="P3" style:family="paragraph" style:parent-style-name="Table_20_Contents">
      <style:text-properties officeooo:rsid="001ddb23" officeooo:paragraph-rsid="001ddb2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1"><draw:frame draw:style-name="fr1" draw:name="Image1" text:anchor-type="char" svg:width="1.473cm" svg:height="1.827cm" draw:z-index="0"><draw:image xlink:href="Pictures/10000001000000AE000000D89E7AFF3C1C943216.png" xlink:type="simple" xlink:show="embed" xlink:actuate="onLoad" draw:mime-type="image/png"/></draw:frame>01</text:p>
          </table:table-cell>
          <table:table-cell table:style-name="Table1.A1" office:value-type="string">
            <text:p text:style-name="P1"><draw:frame draw:style-name="fr1" draw:name="Image2" text:anchor-type="char" svg:width="1.473cm" svg:height="1.827cm" draw:z-index="1"><draw:image xlink:href="Pictures/10000001000000AE000000D8A6EFA25A35A1C11D.png" xlink:type="simple" xlink:show="embed" xlink:actuate="onLoad" draw:mime-type="image/png"/></draw:frame>02</text:p>
          </table:table-cell>
          <table:table-cell table:style-name="Table1.A1" office:value-type="string">
            <text:p text:style-name="P1"><draw:frame draw:style-name="fr1" draw:name="Image3" text:anchor-type="char" svg:width="1.473cm" svg:height="1.827cm" draw:z-index="2"><draw:image xlink:href="Pictures/10000001000000AE000000D86ACAF8443926E3E0.png" xlink:type="simple" xlink:show="embed" xlink:actuate="onLoad" draw:mime-type="image/png"/></draw:frame>03</text:p>
          </table:table-cell>
          <table:table-cell table:style-name="Table1.A1" office:value-type="string">
            <text:p text:style-name="P1"><draw:frame draw:style-name="fr1" draw:name="Image4" text:anchor-type="char" svg:width="1.473cm" svg:height="1.827cm" draw:z-index="3"><draw:image xlink:href="Pictures/10000001000000AE000000D8224CC4BC2501CF30.png" xlink:type="simple" xlink:show="embed" xlink:actuate="onLoad" draw:mime-type="image/png"/></draw:frame>04</text:p>
          </table:table-cell>
          <table:table-cell table:style-name="Table1.A1" office:value-type="string">
            <text:p text:style-name="P1"><draw:frame draw:style-name="fr1" draw:name="Image5" text:anchor-type="char" svg:width="1.473cm" svg:height="1.827cm" draw:z-index="4"><draw:image xlink:href="Pictures/10000001000000AE000000D8E38C194F53B594BC.png" xlink:type="simple" xlink:show="embed" xlink:actuate="onLoad" draw:mime-type="image/png"/></draw:frame>05</text:p>
          </table:table-cell>
          <table:table-cell table:style-name="Table1.F1" office:value-type="string">
            <text:p text:style-name="P1"><draw:frame draw:style-name="fr1" draw:name="Image6" text:anchor-type="char" svg:width="1.473cm" svg:height="1.827cm" draw:z-index="5"><draw:image xlink:href="Pictures/10000001000000AE000000D8DB1944297A8067B7.png" xlink:type="simple" xlink:show="embed" xlink:actuate="onLoad" draw:mime-type="image/png"/></draw:frame>06</text:p>
          </table:table-cell>
        </table:table-row>
        <table:table-row>
          <table:table-cell table:style-name="Table1.A2" office:value-type="string">
            <text:p text:style-name="P1"><draw:frame draw:style-name="fr1" draw:name="Image7" text:anchor-type="char" svg:width="1.473cm" svg:height="1.827cm" draw:z-index="6"><draw:image xlink:href="Pictures/10000001000000AE000000D8173C1E377607454A.png" xlink:type="simple" xlink:show="embed" xlink:actuate="onLoad" draw:mime-type="image/png"/></draw:frame>07</text:p>
          </table:table-cell>
          <table:table-cell table:style-name="Table1.A2" office:value-type="string">
            <text:p text:style-name="P1"><draw:frame draw:style-name="fr1" draw:name="Image8" text:anchor-type="char" svg:width="1.473cm" svg:height="1.827cm" draw:z-index="7"><draw:image xlink:href="Pictures/10000001000000AE000000D8E9DAA23CBAAB101B.png" xlink:type="simple" xlink:show="embed" xlink:actuate="onLoad" draw:mime-type="image/png"/></draw:frame>08</text:p>
          </table:table-cell>
          <table:table-cell table:style-name="Table1.A2" office:value-type="string">
            <text:p text:style-name="P1"><draw:frame draw:style-name="fr1" draw:name="Image9" text:anchor-type="char" svg:width="1.473cm" svg:height="1.827cm" draw:z-index="8"><draw:image xlink:href="Pictures/10000001000000AE000000D809285072FD6B587C.png" xlink:type="simple" xlink:show="embed" xlink:actuate="onLoad" draw:mime-type="image/png"/></draw:frame>09</text:p>
          </table:table-cell>
          <table:table-cell table:style-name="Table1.A2" office:value-type="string">
            <text:p text:style-name="P1"><draw:frame draw:style-name="fr1" draw:name="Image10" text:anchor-type="char" svg:width="1.473cm" svg:height="1.827cm" draw:z-index="9"><draw:image xlink:href="Pictures/10000001000000AE000000D832D55ABF4CBA3923.png" xlink:type="simple" xlink:show="embed" xlink:actuate="onLoad" draw:mime-type="image/png"/></draw:frame>10</text:p>
          </table:table-cell>
          <table:table-cell table:style-name="Table1.A2" office:value-type="string">
            <text:p text:style-name="P1"><draw:frame draw:style-name="fr1" draw:name="Image11" text:anchor-type="char" svg:width="1.473cm" svg:height="1.827cm" draw:z-index="10"><draw:image xlink:href="Pictures/10000001000000AE000000D80A4007D9658FCA28.png" xlink:type="simple" xlink:show="embed" xlink:actuate="onLoad" draw:mime-type="image/png"/></draw:frame>11</text:p>
          </table:table-cell>
          <table:table-cell table:style-name="Table1.F2" office:value-type="string">
            <text:p text:style-name="P1"><draw:frame draw:style-name="fr1" draw:name="Image12" text:anchor-type="char" svg:width="1.473cm" svg:height="1.827cm" draw:z-index="11"><draw:image xlink:href="Pictures/10000001000000AE000000D8CB80DA2A133B91A4.png" xlink:type="simple" xlink:show="embed" xlink:actuate="onLoad" draw:mime-type="image/png"/></draw:frame>12</text:p>
          </table:table-cell>
        </table:table-row>
        <table:table-row>
          <table:table-cell table:style-name="Table1.A2" office:value-type="string">
            <text:p text:style-name="P1"><draw:frame draw:style-name="fr1" draw:name="Image13" text:anchor-type="char" svg:width="1.473cm" svg:height="1.827cm" draw:z-index="12"><draw:image xlink:href="Pictures/10000001000000AE000000D86A8671A9CFC35F9F.png" xlink:type="simple" xlink:show="embed" xlink:actuate="onLoad" draw:mime-type="image/png"/></draw:frame>13</text:p>
          </table:table-cell>
          <table:table-cell table:style-name="Table1.A2" office:value-type="string">
            <text:p text:style-name="P1"><draw:frame draw:style-name="fr1" draw:name="Image14" text:anchor-type="char" svg:width="1.473cm" svg:height="1.827cm" draw:z-index="13"><draw:image xlink:href="Pictures/10000001000000AE000000D8A6A32BB7C3447D62.png" xlink:type="simple" xlink:show="embed" xlink:actuate="onLoad" draw:mime-type="image/png"/></draw:frame>14</text:p>
          </table:table-cell>
          <table:table-cell table:style-name="Table1.A2" office:value-type="string">
            <text:p text:style-name="P1"><draw:frame draw:style-name="fr1" draw:name="Image15" text:anchor-type="char" svg:width="1.473cm" svg:height="1.827cm" draw:z-index="14"><draw:image xlink:href="Pictures/10000001000000AE000000D893D3F13C9042F718.png" xlink:type="simple" xlink:show="embed" xlink:actuate="onLoad" draw:mime-type="image/png"/></draw:frame>15</text:p>
          </table:table-cell>
          <table:table-cell table:style-name="Table1.A2" office:value-type="string">
            <text:p text:style-name="P1"><draw:frame draw:style-name="fr1" draw:name="Image16" text:anchor-type="char" svg:width="1.473cm" svg:height="1.827cm" draw:z-index="15"><draw:image xlink:href="Pictures/10000001000000AE000000D85FF6AB229CC5D5E5.png" xlink:type="simple" xlink:show="embed" xlink:actuate="onLoad" draw:mime-type="image/png"/></draw:frame>16</text:p>
          </table:table-cell>
          <table:table-cell table:style-name="Table1.A2" office:value-type="string">
            <text:p text:style-name="P1"><draw:frame draw:style-name="fr1" draw:name="Image17" text:anchor-type="char" svg:width="1.473cm" svg:height="1.827cm" draw:z-index="16"><draw:image xlink:href="Pictures/10000001000000AE000000D8177097DA80E2F935.png" xlink:type="simple" xlink:show="embed" xlink:actuate="onLoad" draw:mime-type="image/png"/></draw:frame>17</text:p>
          </table:table-cell>
          <table:table-cell table:style-name="Table1.F2" office:value-type="string">
            <text:p text:style-name="P1"><draw:frame draw:style-name="fr1" draw:name="Image18" text:anchor-type="char" svg:width="1.473cm" svg:height="1.827cm" draw:z-index="17"><draw:image xlink:href="Pictures/10000001000000AE000000D8DB55CDC48C65DBC8.png" xlink:type="simple" xlink:show="embed" xlink:actuate="onLoad" draw:mime-type="image/png"/></draw:frame>18</text:p>
          </table:table-cell>
        </table:table-row>
        <table:table-row>
          <table:table-cell table:style-name="Table1.A2" office:value-type="string">
            <text:p text:style-name="P2"><draw:frame draw:style-name="fr1" draw:name="Image19" text:anchor-type="char" svg:width="1.473cm" svg:height="1.827cm" draw:z-index="18"><draw:image xlink:href="Pictures/10000001000000AE000000D8CF1738F2EE174259.png" xlink:type="simple" xlink:show="embed" xlink:actuate="onLoad" draw:mime-type="image/png"/></draw:frame>19</text:p>
          </table:table-cell>
          <table:table-cell table:style-name="Table1.A2" office:value-type="string">
            <text:p text:style-name="P2"><draw:frame draw:style-name="fr1" draw:name="Image20" text:anchor-type="char" svg:width="1.473cm" svg:height="1.827cm" draw:z-index="19"><draw:image xlink:href="Pictures/10000001000000AE000000D8476F864B84A42963.png" xlink:type="simple" xlink:show="embed" xlink:actuate="onLoad" draw:mime-type="image/png"/></draw:frame>20</text:p>
          </table:table-cell>
          <table:table-cell table:style-name="Table1.A2" office:value-type="string">
            <text:p text:style-name="P2"><draw:frame draw:style-name="fr1" draw:name="Image21" text:anchor-type="char" svg:width="1.473cm" svg:height="1.827cm" draw:z-index="20"><draw:image xlink:href="Pictures/10000001000000AE000000D886AF5BB8F21072EF.png" xlink:type="simple" xlink:show="embed" xlink:actuate="onLoad" draw:mime-type="image/png"/></draw:frame>21</text:p>
          </table:table-cell>
          <table:table-cell table:style-name="Table1.A2" office:value-type="string">
            <text:p text:style-name="P2"><draw:frame draw:style-name="fr1" draw:name="Image22" text:anchor-type="char" svg:width="1.473cm" svg:height="1.827cm" draw:z-index="21"><draw:image xlink:href="Pictures/10000001000000AE000000D8C3CCE0AD9404274E.png" xlink:type="simple" xlink:show="embed" xlink:actuate="onLoad" draw:mime-type="image/png"/></draw:frame>22</text:p>
          </table:table-cell>
          <table:table-cell table:style-name="Table1.A2" office:value-type="string">
            <text:p text:style-name="P2"><draw:frame draw:style-name="fr1" draw:name="Image23" text:anchor-type="char" svg:width="1.473cm" svg:height="1.827cm" draw:z-index="22"><draw:image xlink:href="Pictures/10000001000000AE000000D8233E12E3D3C46F29.png" xlink:type="simple" xlink:show="embed" xlink:actuate="onLoad" draw:mime-type="image/png"/></draw:frame>23</text:p>
          </table:table-cell>
          <table:table-cell table:style-name="Table1.F2" office:value-type="string">
            <text:p text:style-name="P3"><draw:frame draw:style-name="fr1" draw:name="Image24" text:anchor-type="char" svg:width="1.473cm" svg:height="1.827cm" draw:z-index="23"><draw:image xlink:href="Pictures/10000001000000AE000000D83A996038CB858FC9.png" xlink:type="simple" xlink:show="embed" xlink:actuate="onLoad" draw:mime-type="image/png"/></draw:frame>24</text:p>
          </table:table-cell>
        </table:table-row>
        <table:table-row>
          <table:table-cell table:style-name="Table1.A2" office:value-type="string">
            <text:p text:style-name="P3"><draw:frame draw:style-name="fr1" draw:name="Image25" text:anchor-type="char" svg:width="1.473cm" svg:height="1.827cm" draw:z-index="24"><draw:image xlink:href="Pictures/10000001000000AE000000D8FB59BDCBBD31D445.png" xlink:type="simple" xlink:show="embed" xlink:actuate="onLoad" draw:mime-type="image/png"/></draw:frame>25</text:p>
          </table:table-cell>
          <table:table-cell table:style-name="Table1.A2" office:value-type="string">
            <text:p text:style-name="P3"><draw:frame draw:style-name="fr1" draw:name="Image26" text:anchor-type="char" svg:width="1.473cm" svg:height="1.827cm" draw:z-index="25"><draw:image xlink:href="Pictures/10000001000000AE000000D81C54FAF69F39DD8B.png" xlink:type="simple" xlink:show="embed" xlink:actuate="onLoad" draw:mime-type="image/png"/></draw:frame>26</text:p>
          </table:table-cell>
          <table:table-cell table:style-name="Table1.A2" office:value-type="string">
            <text:p text:style-name="P3"><draw:frame draw:style-name="fr1" draw:name="Image27" text:anchor-type="char" svg:width="1.473cm" svg:height="1.827cm" draw:z-index="26"><draw:image xlink:href="Pictures/10000001000000AE000000D8D071A0E893BEFF76.png" xlink:type="simple" xlink:show="embed" xlink:actuate="onLoad" draw:mime-type="image/png"/></draw:frame>27</text:p>
          </table:table-cell>
          <table:table-cell table:style-name="Table1.A2" office:value-type="string">
            <text:p text:style-name="P3"><draw:frame draw:style-name="fr1" draw:name="Image28" text:anchor-type="char" svg:width="1.473cm" svg:height="1.827cm" draw:z-index="27"><draw:image xlink:href="Pictures/10000001000000AE000000D8E5017A63C0B8750C.png" xlink:type="simple" xlink:show="embed" xlink:actuate="onLoad" draw:mime-type="image/png"/></draw:frame>28</text:p>
          </table:table-cell>
          <table:table-cell table:style-name="Table1.A2" office:value-type="string">
            <text:p text:style-name="P3"><draw:frame draw:style-name="fr1" draw:name="Image29" text:anchor-type="char" svg:width="1.473cm" svg:height="1.827cm" draw:z-index="28"><draw:image xlink:href="Pictures/10000001000000AE000000D805F3882D87783D6B.png" xlink:type="simple" xlink:show="embed" xlink:actuate="onLoad" draw:mime-type="image/png"/></draw:frame>29</text:p>
          </table:table-cell>
          <table:table-cell table:style-name="Table1.F2" office:value-type="string">
            <text:p text:style-name="P3"><draw:frame draw:style-name="fr1" draw:name="Image30" text:anchor-type="char" svg:width="1.473cm" svg:height="1.827cm" draw:z-index="29"><draw:image xlink:href="Pictures/10000001000000AE000000D89D1B8AABE392517B.png" xlink:type="simple" xlink:show="embed" xlink:actuate="onLoad" draw:mime-type="image/png"/></draw:frame>3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1:08:23.986064947</meta:creation-date>
    <dc:date>2024-01-06T11:20:08.611848225</dc:date>
    <meta:editing-duration>PT11M44S</meta:editing-duration>
    <meta:editing-cycles>3</meta:editing-cycles>
    <meta:generator>LibreOffice/7.3.7.2$Linux_X86_64 LibreOffice_project/30$Build-2</meta:generator>
    <meta:document-statistic meta:table-count="1" meta:image-count="30" meta:object-count="0" meta:page-count="4" meta:paragraph-count="30" meta:word-count="30" meta:character-count="60" meta:non-whitespace-character-count="60"/>
  </office:meta>
</office:document-meta>
</file>